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306" officeooo:paragraph-rsid="000ff306"/>
    </style:style>
    <style:style style:name="P2" style:family="paragraph" style:parent-style-name="Standard">
      <style:paragraph-properties fo:text-align="start" style:justify-single-word="false"/>
      <style:text-properties officeooo:rsid="000ff306" officeooo:paragraph-rsid="000ff306"/>
    </style:style>
    <style:style style:name="P3" style:family="paragraph" style:parent-style-name="Standard">
      <style:paragraph-properties fo:text-align="start" style:justify-single-word="false"/>
      <style:text-properties officeooo:rsid="001110c4" officeooo:paragraph-rsid="001110c4"/>
    </style:style>
    <style:style style:name="P4" style:family="paragraph" style:parent-style-name="Standard">
      <style:paragraph-properties fo:text-align="start" style:justify-single-word="false"/>
      <style:text-properties officeooo:rsid="0013b3c8" officeooo:paragraph-rsid="0013b3c8"/>
    </style:style>
    <style:style style:name="P5" style:family="paragraph" style:parent-style-name="Standard">
      <style:paragraph-properties fo:text-align="start" style:justify-single-word="false"/>
      <style:text-properties officeooo:rsid="00182a2a" officeooo:paragraph-rsid="00182a2a"/>
    </style:style>
    <style:style style:name="P6" style:family="paragraph" style:parent-style-name="Standard">
      <style:paragraph-properties fo:text-align="start" style:justify-single-word="false"/>
      <style:text-properties officeooo:rsid="00182a2a" officeooo:paragraph-rsid="00184984"/>
    </style:style>
    <style:style style:name="P7" style:family="paragraph" style:parent-style-name="Standard">
      <style:paragraph-properties fo:text-align="start" style:justify-single-word="false"/>
      <style:text-properties officeooo:rsid="00184984" officeooo:paragraph-rsid="00184984"/>
    </style:style>
    <style:style style:name="P8" style:family="paragraph" style:parent-style-name="Standard">
      <style:paragraph-properties fo:text-align="start" style:justify-single-word="false"/>
      <style:text-properties officeooo:rsid="00184984" officeooo:paragraph-rsid="00184984"/>
    </style:style>
    <style:style style:name="P9" style:family="paragraph" style:parent-style-name="Standard">
      <style:paragraph-properties fo:text-align="start" style:justify-single-word="false"/>
      <style:text-properties officeooo:rsid="001b8df0" officeooo:paragraph-rsid="001b8df0"/>
    </style:style>
    <style:style style:name="P10" style:family="paragraph" style:parent-style-name="Standard">
      <style:paragraph-properties fo:text-align="start" style:justify-single-word="false"/>
      <style:text-properties officeooo:rsid="001b9c7d" officeooo:paragraph-rsid="001b9c7d"/>
    </style:style>
    <style:style style:name="T1" style:family="text">
      <style:text-properties officeooo:rsid="00128f67"/>
    </style:style>
    <style:style style:name="T2" style:family="text">
      <style:text-properties officeooo:rsid="0017a01f"/>
    </style:style>
    <style:style style:name="T3" style:family="text">
      <style:text-properties officeooo:rsid="00184984"/>
    </style:style>
    <style:style style:name="T4" style:family="text">
      <style:text-properties officeooo:rsid="001b8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namky v next JS</text:p>
      <text:p text:style-name="P2"/>
      <text:p text:style-name="P2">npx <text:a xlink:type="simple" xlink:href="mailto:create-next-app@latest" text:style-name="Internet_20_link" text:visited-style-name="Visited_20_Internet_20_Link">create-next-app@latest</text:a> – <text:span text:style-name="T2">new app</text:span></text:p>
      <text:p text:style-name="P2"/>
      <text:p text:style-name="P3">vs code:</text:p>
      <text:p text:style-name="P3"/>
      <text:p text:style-name="P3">ls – vypis direc<text:span text:style-name="T1">tory</text:span></text:p>
      <text:p text:style-name="P3"/>
      <text:p text:style-name="P4">npm run dev</text:p>
      <text:p text:style-name="P4"/>
      <text:p text:style-name="P5">git init – inicializacia git </text:p>
      <text:p text:style-name="P5"/>
      <text:p text:style-name="P5">git branch -m main</text:p>
      <text:p text:style-name="P5"/>
      <text:p text:style-name="P5">git config <text:s/>--<text:span text:style-name="T3">global user.name „name“</text:span></text:p>
      <text:p text:style-name="P5"/>
      <text:p text:style-name="P6">git config <text:s/>--<text:span text:style-name="T3">global user.email „email“</text:span></text:p>
      <text:p text:style-name="P5"/>
      <text:p text:style-name="P7">cd .. – <text:span text:style-name="T4">vychadzanie z precinku</text:span></text:p>
      <text:p text:style-name="P9"/>
      <text:p text:style-name="P9">on hlada priecinok v app</text:p>
      <text:p text:style-name="P9">rooting je po priecnikoch</text:p>
      <text:p text:style-name="P9"/>
      <text:p text:style-name="P9">musi tam byt page.tsx</text:p>
      <text:p text:style-name="P9"/>
      <text:p text:style-name="P9">(nazov priecinka)- jak keby tam nebol </text:p>
      <text:p text:style-name="P9"/>
      <text:p text:style-name="P10">not-found.tsx – not found stranka 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3.712376091</meta:creation-date>
    <dc:date>2024-09-17T11:07:33.776859111</dc:date>
    <meta:editing-duration>PT1H22M31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1" meta:paragraph-count="15" meta:word-count="64" meta:character-count="388" meta:non-whitespace-character-count="331"/>
  </office:meta>
</office:document-meta>
</file>